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rbyTableMetaDataProvider.DerbyTableMetaDataProvider( DatabaseMetaData database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byTableMetaDataProvider.isGetGeneratedKeysSuppor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byTableMetaDataProvider.initializeWithMetaData( DatabaseMetaData databaseMeta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